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80808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dddd"/>
      <style:text-properties fo:color="#80808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number-columns-repeated="2" table:default-cell-style-name="ce2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Typ</text:p>
          </table:table-cell>
          <table:table-cell table:style-name="ce1" office:value-type="string" calcext:value-type="string">
            <text:p>Merkmal1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1012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erbstichKL; Kerb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erb1(?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2" calcext:value-type="float">
            <text:p>1230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 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Bobzin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Zylinderha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 schma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WBK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WBK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k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/Teter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WBKL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1-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/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z/Deckel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/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Kerb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WBKL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BKL; Kerb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3" calcext:value-type="float">
            <text:p>1230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1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teterow/Vipperow</text:p>
          </table:table-cell>
          <table:table-cell table:number-columns-repeated="1018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 style:data-style-name="N2" text:time-value="17:02:40.5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17:20.770000000</meta:creation-date>
    <dc:date>2018-11-24T15:27:05.226000000</dc:date>
    <meta:editing-duration>PT2H48M7S</meta:editing-duration>
    <meta:editing-cycles>27</meta:editing-cycles>
    <meta:generator>LibreOffice/5.1.6.2$Windows_x86 LibreOffice_project/07ac168c60a517dba0f0d7bc7540f5afa45f0909</meta:generator>
    <meta:document-statistic meta:table-count="1" meta:cell-count="780" meta:object-count="0"/>
  </office:meta>
</office:document-meta>
</file>